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88cm" fo:min-width="5.138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0.924cm" fo:min-width="2.174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1.646cm" fo:min-width="4.096cm"/>
    </style:style>
    <style:style style:name="gr4" style:family="graphic" style:parent-style-name="standard">
      <style:graphic-properties draw:textarea-horizontal-align="justify" draw:textarea-vertical-align="middle" draw:auto-grow-height="false" fo:min-height="1.646cm" fo:min-width="2.596cm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1.85cm" fo:min-width="2.6cm" draw:shadow="hidden"/>
    </style:style>
    <style:style style:name="gr6" style:family="graphic" style:parent-style-name="standard">
      <style:graphic-properties draw:textarea-horizontal-align="justify" draw:textarea-vertical-align="middle" draw:auto-grow-height="false" fo:min-height="1.646cm" fo:min-width="3.096cm" draw:shadow="hidden"/>
    </style:style>
    <style:style style:name="gr7" style:family="graphic" style:parent-style-name="standard">
      <style:graphic-properties draw:textarea-horizontal-align="justify" draw:textarea-vertical-align="middle" draw:auto-grow-height="false" fo:min-height="0.924cm" fo:min-width="3.574cm" draw:shadow="hidden"/>
    </style:style>
    <style:style style:name="gr8" style:family="graphic" style:parent-style-name="standard">
      <style:graphic-properties draw:textarea-horizontal-align="justify" draw:textarea-vertical-align="middle" draw:auto-grow-height="false" fo:min-height="0.924cm" fo:min-width="3.774cm"/>
    </style:style>
    <style:style style:name="gr9" style:family="graphic" style:parent-style-name="standard">
      <style:graphic-properties draw:textarea-horizontal-align="justify" draw:textarea-vertical-align="middle" draw:auto-grow-height="false" fo:min-height="0.924cm" fo:min-width="2.774cm"/>
    </style:style>
    <style:style style:name="gr10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729fc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5.9cm" svg:height="2.7cm" svg:x="11.6cm" svg:y="5.4cm">
          <text:p text:style-name="P1">Dirección Gener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8cm" svg:height="1.3cm" svg:x="5cm" svg:y="10.2cm">
          <text:p text:style-name="P1">Gest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8cm" svg:height="2.1cm" svg:x="1.5cm" svg:y="12.8cm">
          <text:p text:style-name="P1">Materiales</text:p>
          <text:p text:style-name="P1">de construcc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3cm" svg:height="2.1cm" svg:x="6.8cm" svg:y="12.8cm">
          <text:p text:style-name="P1">Obr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1cm" svg:height="2.1cm" svg:x="10.7cm" svg:y="12.8cm">
          <text:p text:style-name="P1">Ventas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8cm" svg:height="2.1cm" svg:x="14.3cm" svg:y="12.8cm">
          <text:p text:style-name="P1">Cobranz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4.2cm" svg:height="1.3cm" svg:x="18.5cm" svg:y="10cm">
          <text:p text:style-name="P1">Arquitectur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4.4cm" svg:height="1.3cm" svg:x="23.76cm" svg:y="9.967cm">
          <text:p text:style-name="P1">Contabilida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4cm" svg:height="1.3cm" svg:x="11.8cm" svg:y="10.1cm">
          <text:p text:style-name="P1">Finanz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2" draw:layer="layout" svg:x1="6.35cm" svg:y1="8.9cm" svg:x2="25.75cm" svg:y2="8.9cm">
          <text:p/>
        </draw:line>
        <draw:line draw:style-name="gr10" draw:text-style-name="P2" draw:layer="layout" svg:x1="6.4cm" svg:y1="8.9cm" svg:x2="6.4cm" svg:y2="10.2cm">
          <text:p/>
        </draw:line>
        <draw:line draw:style-name="gr10" draw:text-style-name="P2" draw:layer="layout" svg:x1="14.4cm" svg:y1="8.1cm" svg:x2="14.4cm" svg:y2="8.9cm">
          <text:p/>
        </draw:line>
        <draw:line draw:style-name="gr10" draw:text-style-name="P2" draw:layer="layout" svg:x1="13.5cm" svg:y1="8.9cm" svg:x2="13.5cm" svg:y2="10.1cm">
          <text:p/>
        </draw:line>
        <draw:line draw:style-name="gr10" draw:text-style-name="P2" draw:layer="layout" svg:x1="20.6cm" svg:y1="8.9cm" svg:x2="20.6cm" svg:y2="10cm">
          <text:p/>
        </draw:line>
        <draw:line draw:style-name="gr10" draw:text-style-name="P2" draw:layer="layout" svg:x1="25.7cm" svg:y1="8.9cm" svg:x2="25.7cm" svg:y2="10cm">
          <text:p/>
        </draw:line>
        <draw:line draw:style-name="gr10" draw:text-style-name="P2" draw:layer="layout" svg:x1="3.65cm" svg:y1="12.1cm" svg:x2="8.55cm" svg:y2="12.1cm">
          <text:p/>
        </draw:line>
        <draw:line draw:style-name="gr10" draw:text-style-name="P2" draw:layer="layout" svg:x1="12.25cm" svg:y1="12.1cm" svg:x2="16.15cm" svg:y2="12.1cm">
          <text:p/>
        </draw:line>
        <draw:line draw:style-name="gr10" draw:text-style-name="P2" draw:layer="layout" svg:x1="6.4cm" svg:y1="11.5cm" svg:x2="6.4cm" svg:y2="12.1cm">
          <text:p/>
        </draw:line>
        <draw:line draw:style-name="gr11" draw:text-style-name="P2" draw:layer="layout" svg:x1="3.7cm" svg:y1="12.1cm" svg:x2="3.7cm" svg:y2="12.8cm">
          <text:p/>
        </draw:line>
        <draw:line draw:style-name="gr10" draw:text-style-name="P2" draw:layer="layout" svg:x1="8.5cm" svg:y1="12.1cm" svg:x2="8.5cm" svg:y2="12.8cm">
          <text:p/>
        </draw:line>
        <draw:line draw:style-name="gr10" draw:text-style-name="P2" draw:layer="layout" svg:x1="12.3cm" svg:y1="12.1cm" svg:x2="12.3cm" svg:y2="12.8cm">
          <text:p/>
        </draw:line>
        <draw:line draw:style-name="gr10" draw:text-style-name="P2" draw:layer="layout" svg:x1="16.1cm" svg:y1="12.1cm" svg:x2="16.1cm" svg:y2="12.8cm">
          <text:p/>
        </draw:line>
        <draw:line draw:style-name="gr10" draw:text-style-name="P2" draw:layer="layout" svg:x1="13.5cm" svg:y1="11.4cm" svg:x2="13.5cm" svg:y2="12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5T23:59:11.815776429</meta:creation-date>
    <dc:date>2018-04-26T00:39:24.069762384</dc:date>
    <meta:editing-duration>PT6M52S</meta:editing-duration>
    <meta:editing-cycles>2</meta:editing-cycles>
    <meta:generator>LibreOffice/5.1.6.2$Linux_X86_64 LibreOffice_project/10m0$Build-2</meta:generator>
    <meta:document-statistic meta:object-count="23"/>
  </office:meta>
</office:document-meta>
</file>